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2873216" text:id="ct112873216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5128600" text:id="ct115128600">
          <text:insertion>
            <office:change-info>
              <dc:creator>Luc Saffre</dc:creator>
              <dc:date>2012-03-17T19:03:00</dc:date>
            </office:change-info>
          </text:insertion>
        </text:changed-region>
        <text:changed-region xml:id="ct115093024" text:id="ct115093024">
          <text:insertion>
            <office:change-info>
              <dc:creator>Luc Saffre</dc:creator>
              <dc:date>2012-03-17T19:02:00</dc:date>
            </office:change-info>
          </text:insertion>
        </text:changed-region>
        <text:changed-region xml:id="ct114943920" text:id="ct114943920">
          <text:insertion>
            <office:change-info>
              <dc:creator>Luc Saffre</dc:creator>
              <dc:date>2012-03-17T19:02:00</dc:date>
            </office:change-info>
          </text:insertion>
        </text:changed-region>
        <text:changed-region xml:id="ct115267368" text:id="ct115267368">
          <text:insertion>
            <office:change-info>
              <dc:creator>Luc Saffre</dc:creator>
              <dc:date>2012-03-17T19:03:00</dc:date>
            </office:change-info>
          </text:insertion>
        </text:changed-region>
        <text:changed-region xml:id="ct112885544" text:id="ct112885544">
          <text:insertion>
            <office:change-info>
              <dc:creator>Luc Saffre</dc:creator>
              <dc:date>2011-05-06T06:23:00</dc:date>
            </office:change-info>
          </text:insertion>
        </text:changed-region>
        <text:changed-region xml:id="ct112885728" text:id="ct112885728">
          <text:insertion>
            <office:change-info>
              <dc:creator>Luc Saffre</dc:creator>
              <dc:date>2012-03-17T19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chrichtsart: <text:change-start text:change-id="ct112873216"/>self.type<text:change-end text:change-id="ct112873216"/> <text:s text:c="2"/></text:p>
      <text:p text:style-name="Standard">Absender: <text:change-start text:change-id="ct115128600"/>self.sender<text:change-end text:change-id="ct115128600"/></text:p>
      <text:p text:style-name="Standard">Eingegangen am <text:change-start text:change-id="ct115093024"/>self.received<text:change-end text:change-id="ct115093024"/></text:p>
      <text:p text:style-name="Standard">Versendet am <text:change-start text:change-id="ct114943920"/>self.sent<text:change-end text:change-id="ct114943920"/></text:p>
      <text:p text:style-name="Standard">Empfänger: <text:change-start text:change-id="ct115267368"/>self.recipients<text:change-end text:change-id="ct115267368"/></text:p>
      <text:p text:style-name="Standard">Betreff: <text:change-start text:change-id="ct112885544"/>self.subject<text:change-end text:change-id="ct112885544"/></text:p>
      <text:p text:style-name="Standard">Person: <text:change-start text:change-id="ct112885728"/>self.project<text:change-end text:change-id="ct112885728"/></text:p>
      <text:p text:style-name="Standard"/>
      <text:p text:style-name="Standard"/>
      <text:p text:style-name="Standard"><office:annotation><dc:creator>Luc Saffre</dc:creator><dc:date>2011-05-06T06:22:59.53</dc:date><text:p text:style-name="P3"><text:span text:style-name="T2">do text</text:span></text:p><text:p text:style-name="P3"><text:span text:style-name="T2">from html(self.body)</text:span></text:p></office:annotation></text:p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3-17T19:03:23.73">17.03.12</text:date></text:span><text:span text:style-name="T1"> um </text:span><text:span text:style-name="T1"><text:time style:data-style-name="N41" text:time-value="2012-03-17T19:03:23.73">19:03:16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3-17T19:03:23.67</dc:date>
    <dc:creator>Luc Saffre</dc:creator>
    <meta:editing-duration>PT4H27M1S</meta:editing-duration>
    <meta:editing-cycles>20</meta:editing-cycles>
    <meta:generator>LibreOffice/3.4$Win32 LibreOffice_project/340m1$Build-402</meta:generator>
    <meta:document-statistic meta:table-count="0" meta:image-count="0" meta:object-count="0" meta:page-count="1" meta:paragraph-count="9" meta:word-count="22" meta:character-count="198" meta:non-whitespace-character-count="182"/>
  </office:meta>
</office:document-meta>
</file>